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8000000080485D974C.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ection_20_Heading">
      <style:paragraph-properties fo:margin-top="0.0835in" fo:margin-bottom="0in" style:contextual-spacing="false" fo:text-align="justify" style:justify-single-word="false" loext:word-spacing-minimum="75%" loext:word-spacing-maximum="133%"/>
    </style:style>
    <style:style style:name="P2" style:family="paragraph" style:parent-style-name="Section_20_Heading" style:list-style-name="WWNum21">
      <style:paragraph-properties fo:margin-top="0in" fo:margin-bottom="0in" style:contextual-spacing="false" style:line-height-at-least="0.1665in" fo:text-align="justify" style:justify-single-word="false" loext:word-spacing-minimum="75%" loext:word-spacing-maximum="133%"/>
    </style:style>
    <style:style style:name="P3" style:family="paragraph" style:parent-style-name="List_20_Paragraph" style:list-style-name="WWNum21"/>
    <style:style style:name="P4" style:family="paragraph" style:parent-style-name="Section_20_Heading">
      <style:paragraph-properties fo:margin-top="0in" fo:margin-bottom="0in" style:contextual-spacing="false" style:line-height-at-least="0.1665in"/>
    </style:style>
    <style:style style:name="P5"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officeooo:paragraph-rsid="000f6867" style:font-name-asian="Times New Roman1" style:font-size-asian="10pt" style:font-name-complex="Arial2" style:font-size-complex="10pt"/>
    </style:style>
    <style:style style:name="P6"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officeooo:rsid="000f6867" officeooo:paragraph-rsid="000f6867" style:font-name-asian="Times New Roman1" style:font-size-asian="10pt" style:font-name-complex="Arial2" style:font-size-complex="10pt"/>
    </style:style>
    <style:style style:name="P7"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officeooo:rsid="00107086" officeooo:paragraph-rsid="00107086" style:font-name-asian="Times New Roman1" style:font-size-asian="10pt" style:font-name-complex="Arial2" style:font-size-complex="10pt"/>
    </style:style>
    <style:style style:name="P8" style:family="paragraph" style:parent-style-name="List_20_Paragraph" style:list-style-name="WWNum21">
      <style:paragraph-properties style:line-height-at-least="0.1665in" fo:text-align="justify" style:justify-single-word="false" loext:word-spacing-minimum="75%" loext:word-spacing-maximum="133%"/>
      <style:text-properties fo:color="#40382d" loext:opacity="100%" style:font-name="Arial1" fo:font-size="10pt" officeooo:rsid="00107086" officeooo:paragraph-rsid="00107086" fo:background-color="#ffff00" style:font-name-asian="Times New Roman1" style:font-size-asian="10pt" style:font-name-complex="Arial2" style:font-size-complex="10pt"/>
    </style:style>
    <style:style style:name="P9"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style:font-name-asian="Times New Roman1" style:font-size-asian="10pt" style:font-name-complex="Arial2" style:font-size-complex="10pt"/>
    </style:style>
    <style:style style:name="P10" style:family="paragraph" style:parent-style-name="List_20_Paragraph" style:list-style-name="WWNum21">
      <style:paragraph-properties style:line-height-at-least="0.1665in" fo:text-align="justify" style:justify-single-word="false" loext:word-spacing-minimum="75%" loext:word-spacing-maximum="133%"/>
    </style:style>
    <style:style style:name="P11" style:family="paragraph" style:parent-style-name="List_20_Paragraph" style:list-style-name="WWNum21">
      <style:paragraph-properties fo:margin-top="0in" fo:margin-bottom="0in" style:contextual-spacing="true" style:line-height-at-least="0.1665in" fo:text-align="justify" style:justify-single-word="false" loext:word-spacing-minimum="75%" loext:word-spacing-maximum="133%"/>
    </style:style>
    <style:style style:name="P12" style:family="paragraph" style:parent-style-name="Standard">
      <style:paragraph-properties fo:margin-top="0in" fo:margin-bottom="0in" style:contextual-spacing="false" style:line-height-at-least="0.1665in" fo:text-align="justify" style:justify-single-word="false" loext:word-spacing-minimum="75%" loext:word-spacing-maximum="133%"/>
    </style:style>
    <style:style style:name="P13" style:family="paragraph" style:parent-style-name="Section_20_Heading">
      <style:paragraph-properties fo:margin-top="0in" fo:margin-bottom="0in" style:contextual-spacing="false" style:line-height-at-least="0.1665in" fo:text-align="justify" style:justify-single-word="false" loext:word-spacing-minimum="75%" loext:word-spacing-maximum="133%"/>
      <style:text-properties style:font-name="Arial1" fo:font-size="10pt" fo:font-style="italic" fo:font-weight="normal" style:font-name-asian="Times New Roman1" style:font-size-asian="10pt" style:font-style-asian="italic" style:font-weight-asian="normal" style:font-name-complex="Arial2" style:font-size-complex="10pt"/>
    </style:style>
    <style:style style:name="P14" style:family="paragraph" style:parent-style-name="Section_20_Heading">
      <style:paragraph-properties fo:margin-left="0.5in" fo:margin-top="0in" fo:margin-bottom="0in" style:contextual-spacing="false" fo:line-height="100%" fo:text-align="justify" style:justify-single-word="false" fo:text-indent="-0.5in" style:auto-text-indent="false" loext:word-spacing-minimum="75%" loext:word-spacing-maximum="133%"/>
    </style:style>
    <style:style style:name="P15" style:family="paragraph" style:parent-style-name="Section_20_Heading">
      <style:paragraph-properties fo:margin-top="0in" fo:margin-bottom="0in" style:contextual-spacing="false" style:line-height-at-least="0.1665in" fo:text-align="justify" style:justify-single-word="false" loext:word-spacing-minimum="75%" loext:word-spacing-maximum="133%"/>
    </style:style>
    <style:style style:name="P16" style:family="paragraph" style:parent-style-name="Section_20_Heading">
      <style:paragraph-properties fo:margin-left="0.5in" fo:margin-top="0in" fo:margin-bottom="0in" style:contextual-spacing="false" style:line-height-at-least="0.1665in" fo:text-align="justify" style:justify-single-word="false" fo:text-indent="-0.5in" style:auto-text-indent="false" loext:word-spacing-minimum="75%" loext:word-spacing-maximum="133%"/>
    </style:style>
    <style:style style:name="P17" style:family="paragraph" style:parent-style-name="Section_20_Heading">
      <style:paragraph-properties fo:margin-top="0in" fo:margin-bottom="0in" style:contextual-spacing="false" fo:line-height="100%" fo:text-align="justify" style:justify-single-word="false" loext:word-spacing-minimum="75%" loext:word-spacing-maximum="133%"/>
    </style:style>
    <style:style style:name="P18"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0pt" fo:font-style="italic" style:font-name-asian="Times New Roman1" style:font-size-asian="10pt" style:font-style-asian="italic" style:font-name-complex="Arial2" style:font-size-complex="10pt"/>
    </style:style>
    <style:style style:name="P19"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0pt" fo:font-style="italic" style:font-name-asian="Times New Roman1" style:font-size-asian="10pt" style:font-style-asian="italic" style:font-name-complex="Arial2" style:font-size-complex="10pt" style:font-weight-complex="bold"/>
    </style:style>
    <style:style style:name="P20" style:family="paragraph" style:parent-style-name="Section_20_Heading" style:list-style-name="WWNum21">
      <style:paragraph-properties fo:margin-top="0in" fo:margin-bottom="0in" style:contextual-spacing="false" fo:line-height="100%" fo:text-align="justify" style:justify-single-word="false" loext:word-spacing-minimum="75%" loext:word-spacing-maximum="133%"/>
    </style:style>
    <style:style style:name="P21" style:family="paragraph" style:parent-style-name="Section_20_Heading">
      <style:paragraph-properties fo:margin-left="0.5in" fo:margin-top="0in" fo:margin-bottom="0in" style:contextual-spacing="false" fo:line-height="100%" fo:text-align="justify" style:justify-single-word="false" loext:word-spacing-minimum="75%" loext:word-spacing-maximum="133%"/>
    </style:style>
    <style:style style:name="P22" style:family="paragraph" style:parent-style-name="Section_20_Heading">
      <style:paragraph-properties fo:margin-top="0in" fo:margin-bottom="0in" style:contextual-spacing="false" fo:line-height="100%"/>
    </style:style>
    <style:style style:name="P23" style:family="paragraph" style:parent-style-name="Section_20_Heading" style:list-style-name="WWNum22">
      <style:paragraph-properties fo:margin-top="0in" fo:margin-bottom="0in" style:contextual-spacing="false" fo:line-height="100%" fo:text-align="justify" style:justify-single-word="false" loext:word-spacing-minimum="75%" loext:word-spacing-maximum="133%"/>
    </style:style>
    <style:style style:name="P24" style:family="paragraph" style:parent-style-name="Section_20_Heading">
      <style:paragraph-properties fo:margin-top="0in" fo:margin-bottom="0in" style:contextual-spacing="false" fo:line-height="150%" fo:text-align="justify" style:justify-single-word="false" loext:word-spacing-minimum="75%" loext:word-spacing-maximum="133%"/>
    </style:style>
    <style:style style:name="P25"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1pt" style:text-underline-style="solid" style:text-underline-width="auto" style:text-underline-color="font-color" style:font-size-asian="11pt" style:font-name-complex="Arial2"/>
    </style:style>
    <style:style style:name="P26" style:family="paragraph">
      <loext:graphic-properties draw:fill="solid" draw:fill-color="#ffffff"/>
      <style:paragraph-properties fo:text-align="start"/>
      <style:text-properties fo:font-size="18pt"/>
    </style:style>
    <style:style style:name="P27" style:family="paragraph">
      <loext:graphic-properties draw:fill="bitmap" draw:fill-image-name="msFillBitmap_20_1" draw:fill-image-width="1.7071in" draw:fill-image-height="1.7071in" style:repeat="repeat" draw:fill-image-ref-point-x="0%" draw:fill-image-ref-point-y="0%" draw:fill-image-ref-point="top-left"/>
      <style:paragraph-properties fo:text-align="start"/>
      <style:text-properties fo:font-size="18pt"/>
    </style:style>
    <style:style style:name="P28" style:family="paragraph" style:parent-style-name="Frame_20_contents">
      <style:paragraph-properties fo:margin-top="0in" fo:margin-bottom="0in" style:contextual-spacing="false" fo:text-align="end" style:justify-single-word="false"/>
    </style:style>
    <style:style style:name="P29" style:family="paragraph">
      <loext:graphic-properties draw:fill="none"/>
      <style:paragraph-properties fo:text-align="start"/>
      <style:text-properties fo:font-size="18pt"/>
    </style:style>
    <style:style style:name="P30" style:family="paragraph" style:parent-style-name="Frame_20_contents">
      <style:paragraph-properties fo:margin-top="0in" fo:margin-bottom="0in" style:contextual-spacing="false" fo:line-height="100%" fo:text-align="center" style:justify-single-word="false"/>
    </style:style>
    <style:style style:name="P31" style:family="paragraph">
      <loext:graphic-properties draw:fill="none"/>
      <style:paragraph-properties fo:text-align="start"/>
      <style:text-properties fo:color="#ffffff" loext:opacity="100%" fo:font-size="18pt"/>
    </style:style>
    <style:style style:name="P32" style:family="paragraph">
      <loext:graphic-properties draw:fill="solid" draw:fill-color="#ffffff" draw:opacity="83%"/>
      <style:paragraph-properties fo:text-align="start"/>
      <style:text-properties fo:font-size="18pt"/>
    </style:style>
    <style:style style:name="T1" style:family="text">
      <style:text-properties style:font-name="Arial1" fo:font-size="11pt" style:text-underline-style="solid" style:text-underline-width="auto" style:text-underline-color="font-color" style:font-size-asian="11pt" style:font-name-complex="Arial2"/>
    </style:style>
    <style:style style:name="T2" style:family="text">
      <style:text-properties style:font-name="Arial1" fo:font-size="10pt" fo:font-weight="normal" style:font-name-asian="Times New Roman1" style:font-size-asian="10pt" style:font-weight-asian="normal" style:font-name-complex="Arial2" style:font-size-complex="10pt"/>
    </style:style>
    <style:style style:name="T3" style:family="text">
      <style:text-properties fo:color="#000000" loext:opacity="100%" style:font-name="Arial1" fo:font-size="10pt" style:font-name-asian="Times New Roman1" style:font-size-asian="10pt" style:font-name-complex="Arial2" style:font-size-complex="10pt">
        <loext:char-complex-color loext:theme-type="dark1" loext:color-type="theme"/>
      </style:text-properties>
    </style:style>
    <style:style style:name="T4" style:family="text">
      <style:text-properties style:font-name="Arial1" fo:font-size="10pt" fo:font-style="italic" style:font-name-asian="Times New Roman1" style:font-size-asian="10pt" style:font-style-asian="italic" style:font-name-complex="Arial2" style:font-size-complex="10pt"/>
    </style:style>
    <style:style style:name="T5" style:family="text">
      <style:text-properties style:font-name="Arial1" fo:font-size="10pt" fo:font-style="italic" fo:font-weight="normal" style:font-name-asian="Times New Roman1" style:font-size-asian="10pt" style:font-style-asian="italic" style:font-weight-asian="normal" style:font-name-complex="Arial2" style:font-size-complex="10pt"/>
    </style:style>
    <style:style style:name="T6" style:family="text">
      <style:text-properties style:font-name="Arial1" fo:font-size="10pt" style:font-name-asian="Times New Roman1" style:font-size-asian="10pt" style:font-name-complex="Arial2" style:font-size-complex="10pt"/>
    </style:style>
    <style:style style:name="T7" style:family="text">
      <style:text-properties officeooo:rsid="000f6867"/>
    </style:style>
    <style:style style:name="T8" style:family="text">
      <style:text-properties officeooo:rsid="00107086"/>
    </style:style>
    <style:style style:name="T9"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fo:color="#ff0000" loext:opacity="100%" style:font-name="Arial1" fo:font-size="10pt" style:font-name-asian="Times New Roman1" style:font-size-asian="10pt" style:font-name-complex="Arial2" style:font-size-complex="10pt"/>
    </style:style>
    <style:style style:name="T11" style:family="text">
      <style:text-properties style:font-name="Arial1" style:font-name-complex="Arial2"/>
    </style:style>
    <style:style style:name="T12" style:family="text">
      <style:text-properties style:font-name="Arial1" fo:font-size="10pt" fo:font-weight="bold" style:font-name-asian="Times New Roman1" style:font-size-asian="10pt" style:font-weight-asian="bold" style:font-name-complex="Arial2" style:font-size-complex="10pt"/>
    </style:style>
    <style:style style:name="T13" style:family="text">
      <style:text-properties fo:color="#000000" loext:opacity="100%" style:font-name="Arial1" fo:font-size="10pt" fo:font-style="italic" style:font-name-asian="Times New Roman1" style:font-size-asian="10pt" style:font-style-asian="italic" style:font-name-complex="Arial2" style:font-size-complex="10pt" style:font-weight-complex="bold">
        <loext:char-complex-color loext:theme-type="dark1" loext:color-type="theme"/>
      </style:text-properties>
    </style:style>
    <style:style style:name="T14" style:family="text">
      <style:text-properties fo:color="#000000" loext:opacity="100%" style:font-name="Arial1" fo:font-size="10pt" fo:font-style="italic" fo:font-weight="bold" style:font-name-asian="Times New Roman1" style:font-size-asian="10pt" style:font-style-asian="italic" style:font-weight-asian="bold" style:font-name-complex="Arial2" style:font-size-complex="10pt">
        <loext:char-complex-color loext:theme-type="dark1" loext:color-type="theme"/>
      </style:text-properties>
    </style:style>
    <style:style style:name="T15" style:family="text">
      <style:text-properties fo:color="#ff0000" loext:opacity="100%" style:font-name="Arial1" fo:font-size="10pt" fo:font-weight="normal" style:font-size-asian="10pt" style:font-weight-asian="normal" style:font-name-complex="Arial2" style:font-size-complex="10pt"/>
    </style:style>
    <style:style style:name="T16" style:family="text">
      <style:text-properties fo:color="#ff0000" loext:opacity="100%" style:font-name="Arial1" fo:font-size="10pt" fo:font-weight="normal" style:font-name-asian="Times New Roman1" style:font-size-asian="10pt" style:font-weight-asian="normal" style:font-name-complex="Arial2" style:font-size-complex="10pt"/>
    </style:style>
    <style:style style:name="T17" style:family="text">
      <style:text-properties fo:color="#40382d" loext:opacity="100%" style:font-name="Arial1" fo:font-size="10pt" fo:font-weight="normal" style:font-size-asian="10pt" style:font-weight-asian="normal" style:font-name-complex="Arial2" style:font-size-complex="10pt"/>
    </style:style>
    <style:style style:name="T18" style:family="text">
      <style:text-properties style:font-name="Arial1" fo:font-size="10pt" fo:font-weight="normal" style:font-size-asian="10pt" style:font-weight-asian="normal" style:font-name-complex="Arial2" style:font-size-complex="10pt"/>
    </style:style>
    <style:style style:name="T19" style:family="text">
      <style:text-properties fo:color="#40382d" loext:opacity="100%" style:font-name="Arial1" fo:font-size="10pt" fo:font-style="italic" style:font-size-asian="10pt" style:font-style-asian="italic" style:font-name-complex="Arial2" style:font-size-complex="10pt"/>
    </style:style>
    <style:style style:name="T20" style:family="text">
      <style:text-properties fo:color="#40382d" loext:opacity="100%" style:font-name="Arial1" fo:font-size="10pt" style:font-size-asian="10pt" style:font-name-complex="Arial2" style:font-size-complex="10pt"/>
    </style:style>
    <style:style style:name="T21" style:family="text">
      <style:text-properties fo:color="#40382d" loext:opacity="100%" style:font-name="Arial1" fo:font-size="10pt" fo:font-weight="normal" style:font-name-asian="Times New Roman1" style:font-size-asian="10pt" style:font-weight-asian="normal" style:font-name-complex="Arial2" style:font-size-complex="10pt"/>
    </style:style>
    <style:style style:name="T22" style:family="text">
      <style:text-properties style:font-name="Arial1" fo:font-size="10pt" fo:font-style="italic" style:font-name-asian="Times New Roman1" style:font-size-asian="10pt" style:font-style-asian="italic" style:font-name-complex="Arial2" style:font-size-complex="10pt" style:font-weight-complex="bold"/>
    </style:style>
    <style:style style:name="T23" style:family="text">
      <style:text-properties style:font-name="Arial1" fo:font-size="10pt" fo:font-style="italic" fo:font-weight="normal" style:font-name-asian="Times New Roman1" style:font-size-asian="10pt" style:font-style-asian="italic" style:font-weight-asian="normal" style:font-name-complex="Arial2" style:font-size-complex="10pt" style:font-weight-complex="bold"/>
    </style:style>
    <style:style style:name="T24" style:family="text">
      <style:text-properties fo:color="#40382d" loext:opacity="100%" style:font-name="Arial1" fo:font-size="10pt" fo:font-style="italic" style:font-size-asian="10pt" style:font-style-asian="italic" style:font-name-complex="Arial2" style:font-size-complex="10pt" style:font-style-complex="italic" style:font-weight-complex="bold"/>
    </style:style>
    <style:style style:name="T25" style:family="text">
      <style:text-properties style:font-name="Arial1" fo:font-size="10pt" fo:font-weight="normal" style:font-name-asian="Times New Roman1" style:font-size-asian="10pt" style:font-weight-asian="normal" style:font-name-complex="Arial2" style:font-size-complex="10pt" style:font-weight-complex="bold"/>
    </style:style>
    <style:style style:name="T26" style:family="text">
      <style:text-properties style:font-name-asian="Times New Roman1"/>
    </style:style>
    <style:style style:name="T27" style:family="text">
      <style:text-properties fo:color="#ff0000" loext:opacity="100%" fo:font-family="Calibri" style:font-family-generic="swiss" style:font-pitch="variable" fo:font-size="10pt" style:font-size-asian="10pt" style:font-family-complex="Calibri" style:font-family-generic-complex="system" style:font-pitch-complex="variable"/>
    </style:style>
    <style:style style:name="T28" style:family="text">
      <style:text-properties fo:color="#a6a6a6" loext:opacity="100%" fo:font-size="9pt" style:font-size-asian="9pt" style:font-size-complex="9pt">
        <loext:char-complex-color loext:theme-type="light1" loext:color-type="theme">
          <loext:transformation loext:type="shade" loext:value="3490"/>
        </loext:char-complex-color>
      </style:text-properties>
    </style:style>
    <style:style style:name="T29" style:family="text">
      <style:text-properties fo:color="#a6a6a6" loext:opacity="100%" fo:font-size="9pt" fo:font-weight="bold" style:font-size-asian="9pt" style:font-weight-asian="bold" style:font-size-complex="9pt" style:font-weight-complex="bold">
        <loext:char-complex-color loext:theme-type="light1" loext:color-type="theme">
          <loext:transformation loext:type="shade" loext:value="3490"/>
        </loext:char-complex-color>
      </style:text-properties>
    </style:style>
    <style:style style:name="gr1" style:family="graphic" style:parent-style-name="Frame">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gr2" style:family="graphic">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style style:name="gr3" style:family="graphic" style:parent-style-name="Frame">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965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gr4" style:family="graphic">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965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style:style>
    <style:style style:name="gr5"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loext:rel-width-rel="paragraph"/>
    </style:style>
    <style:style style:name="gr8" style:family="graphic">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style:style>
    <style:style style:name="gr9" style:family="graphic">
      <style:graphic-properties draw:stroke="solid" svg:stroke-width="0.028in" svg:stroke-color="#000000" draw:stroke-linejoin="round" draw:fill="none" loext:fill-use-slide-background="false" draw:textarea-vertical-align="top" draw:auto-grow-height="false" fo:min-height="0in" fo:min-width="6.8035in" fo:padding-top="0.0492in" fo:padding-bottom="0.0492in" fo:padding-left="0.0984in" fo:padding-right="0.0984in" fo:wrap-option="wrap" loext:decorative="false" fo:margin-left="0.0193in" fo:margin-right="0.022in" fo:margin-top="0.0146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gr11" style:family="graphic">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Summary</text:span><text:span text:style-name="T1"/></text:h>
      <text:list text:style-name="WWNum21">
        <text:list-item>
          <text:h text:style-name="P2" text:outline-level="1" loext:marker-style-name="T2"><text:span text:style-name="T2">Quality Engineering with over 20 years of experience in OEMs, defense, aerospace, and special projects in Technology, Product Development and Production phases. </text:span><text:span text:style-name="T2"/></text:h>
        </text:list-item>
        <text:list-item>
          <text:p text:style-name="P3" loext:marker-style-name="T3"><text:span text:style-name="T3">Known for flexibility and agility to accomplish common goals and influencing without authority.</text:span><text:span text:style-name="T3"/></text:p>
        </text:list-item>
        <text:list-item>
          <text:p text:style-name="P3" loext:marker-style-name="T3"><text:span text:style-name="T3">Data driven decision maker with strong analytical skills and System Engineering Approach.</text:span><text:span text:style-name="T3"/></text:p>
        </text:list-item>
      </text:list>
      <text:h text:style-name="P1" text:outline-level="1" loext:marker-style-name="T1"><text:span text:style-name="T1">Experience</text:span><text:span text:style-name="T1"/></text:h>
      <text:h text:style-name="P4" text:outline-level="1" loext:marker-style-name="T4"><text:span text:style-name="T4">Quality Engineer, </text:span><text:span text:style-name="T5">John Deere Global Crop Harvesting Product Development Center, USA. <text:s text:c="15"/></text:span><text:span text:style-name="T4"><text:s/>2017 – Present</text:span></text:h>
      <text:list text:continue-numbering="true" text:style-name="WWNum21">
        <text:list-item>
          <text:p text:style-name="P5" loext:marker-style-name="T6"><text:span text:style-name="T7">[Accomplishment] + [Metric] + [How] + [Business Impact]</text:span></text:p>
        </text:list-item>
        <text:list-item>
          <text:p text:style-name="P6" loext:marker-style-name="T6">Background:</text:p>
          <text:list>
            <text:list-item>
              <text:p text:style-name="P6" loext:marker-style-name="T6">Delivered on time</text:p>
            </text:list-item>
            <text:list-item>
              <text:p text:style-name="P6" loext:marker-style-name="T6">Small program – brought many automation features (7-8 specific customer facing features – combine auto unload, GSA, FLP)</text:p>
            </text:list-item>
            <text:list-item>
              <text:p text:style-name="P6" loext:marker-style-name="T6">Managed quality – program QE – internally represented all of the quality tasks, worked with 6 or 7 other quality engineers, managed their workflow, schedule/timeline, published/highlighted any risk to the program, presented to the PLMT, product council, factory leadership, etc.</text:p>
            </text:list-item>
            <text:list-item>
              <text:p text:style-name="P6" loext:marker-style-name="T6">Risk management:</text:p>
              <text:list>
                <text:list-item>
                  <text:p text:style-name="P6" loext:marker-style-name="T6">CAU (combine auto unload) – tells us when grain cart is full, so we don’t spill. <text:s/>The camera position needs to be correct to not miss spilling. <text:s/>Risk is minimized by mistake proofing in the shop for the camera position. <text:s/><text:span text:style-name="T8">High risk number was eliminated.</text:span></text:p>
                </text:list-item>
              </text:list>
            </text:list-item>
            <text:list-item>
              <text:p text:style-name="P6" loext:marker-style-name="T6">20%+ increase in customer productivity with these features</text:p>
            </text:list-item>
            <text:list-item>
              <text:p text:style-name="P6" loext:marker-style-name="T6">Made sure that defects (NCCAs/CARs) were not repeated year to year – reduced repeat issues X% year to year.</text:p>
            </text:list-item>
            <text:list-item>
              <text:p text:style-name="P6" loext:marker-style-name="T6">Made sure that new defects were fixed and delivered year to year – fixed 80+ NCCAs/issues + 1400 VISION events.</text:p>
            </text:list-item>
            <text:list-item>
              <text:p text:style-name="P6" loext:marker-style-name="T6"/>
            </text:list-item>
          </text:list>
        </text:list-item>
        <text:list-item>
          <text:p text:style-name="P7" loext:marker-style-name="T6">Core Program QE for MY26 PDP Features</text:p>
          <text:list>
            <text:list-item>
              <text:p text:style-name="P8">Ensured quality for ~8 new automation features, providing a 20%+ increase in customer productivity, with a reduction of repeat NCCAs/CARs by X% year to year, resolving 80+ NCCAs and 1400 VISION events, tracking overall program risk and presenting to PLMT, product council, and factory leadership.</text:p>
            </text:list-item>
          </text:list>
        </text:list-item>
        <text:list-item>
          <text:p text:style-name="P9" loext:marker-style-name="T6">Led and shined as a core Program QE during MY26 PDP Quality activities including risk management.<text:span text:style-name="T6"/></text:p>
        </text:list-item>
        <text:list-item>
          <text:p text:style-name="P10" loext:marker-style-name="T6"><text:span text:style-name="T6">Led Yield 3.0, yield monitoring project and applied System Engineering Approach for better thought processes from cross functions.</text:span><text:span text:style-name="T6"/></text:p>
        </text:list-item>
        <text:list-item>
          <text:p text:style-name="P10" loext:marker-style-name="T6"><text:span text:style-name="T6">Led LPB wire harness integration programs from quality perspectives for large combines.</text:span><text:span text:style-name="T6"/></text:p>
        </text:list-item>
        <text:list-item>
          <text:p text:style-name="P10" loext:marker-style-name="T6"><text:span text:style-name="T6">Led Durability Build activities and led Feasibility Build Activities for Mercury Program. </text:span><text:span text:style-name="T6"/></text:p>
        </text:list-item>
        <text:list-item>
          <text:p text:style-name="P10" loext:marker-style-name="T6"><text:span text:style-name="T6">Led quality aspects of Caribou Flex Knife Fabrication (weld) fixture qualification, part ISIRs, repairs, and CI.</text:span><text:span text:style-name="T6"/></text:p>
        </text:list-item>
        <text:list-item>
          <text:p text:style-name="P10" loext:marker-style-name="T6"><text:span text:style-name="T6">Led quality aspects of Electrical Harness related build activities on multiple programs at multiple phases.</text:span><text:span text:style-name="T6"/></text:p>
        </text:list-item>
        <text:list-item>
          <text:p text:style-name="P10" loext:marker-style-name="T6"><text:span text:style-name="T6">Analyzed Warranty data and Drove intentional testing and corrective actions to close identified gaps from 126 Sensor application reviews for speed, temperature, pressure, proximity, position sensors on the combine for feasibility, durability, and limited production builds. Teams involved suppliers and cross functional members.</text:span><text:span text:style-name="T6"/></text:p>
        </text:list-item>
        <text:list-item>
          <text:p text:style-name="P10" loext:marker-style-name="T6"><text:span text:style-name="T6">Underwent ESPA training at Fargo and got familiar with JDS – G194 and G156 standards and other processes.</text:span><text:span text:style-name="T6"/></text:p>
        </text:list-item>
        <text:list-item>
          <text:p text:style-name="P10" loext:marker-style-name="T6"><text:span text:style-name="T6">Managed a quality assurance project for </text:span><text:span text:style-name="T9">135</text:span><text:span text:style-name="T6"> assemblies for</text:span><text:span text:style-name="T10"> </text:span><text:span text:style-name="T6">a large combine program. </text:span><text:span text:style-name="T10"><text:s text:c="2"/></text:span></text:p>
        </text:list-item>
        <text:list-item>
          <text:p text:style-name="P10" loext:marker-style-name="T11"><text:span text:style-name="T6">Initiated combining the redundant quality review procedures in a single meeting to save time; resulted in reduction in </text:span><text:span text:style-name="T12">150 </text:span><text:span text:style-name="T6">plus engineering hours for electrical system department and was adopted by other teams.</text:span><text:span text:style-name="T10"> </text:span></text:p>
        </text:list-item>
        <text:list-item>
          <text:p text:style-name="P11" loext:marker-style-name="T13"><text:span text:style-name="T3">Worked with my team to manage workload, accomplish goals, activities, and timelines for quality activities and deliverables.</text:span><text:span text:style-name="T13"/></text:p>
        </text:list-item>
        <text:list-item>
          <text:p text:style-name="P11" loext:marker-style-name="T6"><text:span text:style-name="T6">Performed uncompromised qualitative, tactical, and strategic activities involving Quality Planning, Application Reviews, Non-Conformance management (NCCA), System and Process failure modes and effect analysis (FMEAs), design and process assembly reviews (DPARs), Production part approval process (PPAPS). etc.</text:span><text:span text:style-name="T10"> <text:s/></text:span></text:p>
        </text:list-item>
      </text:list>
      <text:p text:style-name="P12" loext:marker-style-name="T13"><text:span text:style-name="T14">Result: </text:span><text:span text:style-name="T13">Successfully executed Quality Function deliverables in phases 2-5 of EPDP for Combine and FEE programs. <text:s text:c="2"/></text:span></text:p>
      <text:h text:style-name="P13" text:outline-level="1" loext:marker-style-name="T5"/>
      <text:h text:style-name="P4" text:outline-level="1" loext:marker-style-name="T4"><text:soft-page-break/><text:span text:style-name="T4">Module Leader, Quality Services,</text:span><text:span text:style-name="T5"> </text:span><text:bookmark-start text:name="_Hlk30766389"/><text:span text:style-name="T5">John Deere Harvester Works (Combines), USA</text:span><text:bookmark-end text:name="_Hlk30766389"/><text:span text:style-name="T5">. </text:span><text:span text:style-name="T4"><text:s text:c="33"/>2016 – 2017</text:span></text:h>
      <text:list text:continue-numbering="true" text:style-name="WWNum21">
        <text:list-item>
          <text:h text:style-name="P2" text:outline-level="1" loext:marker-style-name="T2"><text:span text:style-name="T2">Fixed excessive absenteeism by setting expectations and holding people accountable in quality services.</text:span><text:span text:style-name="T2"/></text:h>
        </text:list-item>
        <text:list-item>
          <text:h text:style-name="P2" text:outline-level="1" loext:marker-style-name="T2"><text:span text:style-name="T2">Coached, trained, managed qualification, staffing, and scheduling of </text:span><text:span text:style-name="T6">35 </text:span><text:span text:style-name="T2">line-inspectors at Harvester Works.</text:span></text:h>
        </text:list-item>
      </text:list>
      <text:h text:style-name="P14" text:outline-level="1" loext:marker-style-name="T15"><text:span text:style-name="T4">Result: </text:span><text:span text:style-name="T2">100% cross training of Combine</text:span><text:span text:style-name="T16"> </text:span><text:span text:style-name="T2">and FEE line-inspectors and there were No Overtime Violations. </text:span></text:h>
      <text:h text:style-name="P13" text:outline-level="1" loext:marker-style-name="T5"/>
      <text:h text:style-name="P15" text:outline-level="1" loext:marker-style-name="T4"><text:span text:style-name="T4">Quality Engineer, OFP, </text:span><text:span text:style-name="T5">John Deere Harvester Works (Combines), USA </text:span><text:span text:style-name="T4"><text:s text:c="49"/>2014 – 2016</text:span></text:h>
      <text:list text:continue-numbering="true" text:style-name="WWNum21">
        <text:list-item>
          <text:h text:style-name="P2" text:outline-level="1" loext:marker-style-name="T17"><text:span text:style-name="T17">Worked on top warranty issues on combines, improved and ensured the quality of ladders, loading augers, grain elevators, transition housings, hydraulic valves, rear axles, sensors, etc. </text:span><text:span text:style-name="T18">by</text:span><text:span text:style-name="T15"> </text:span><text:span text:style-name="T17">holding suppliers and cross functional stakeholders accountable for assemblies thinking of internal and external customers.</text:span></text:h>
        </text:list-item>
        <text:list-item>
          <text:h text:style-name="P2" text:outline-level="1" loext:marker-style-name="T17"><text:span text:style-name="T17">Coordinated interdepartmental staff, engineers, production teams, supplier quality teams, and quality services teams to ensure that the products going out from my departments are at the performance standards and were approved to passed on to the next level, adhering to enterprise quality standards. </text:span><text:span text:style-name="T17"/></text:h>
        </text:list-item>
      </text:list>
      <text:h text:style-name="P16" text:outline-level="1" loext:marker-style-name="T2"><text:span text:style-name="T19">Resul</text:span><text:span text:style-name="T4">t:</text:span><text:span text:style-name="T17"> Reduced </text:span><text:span text:style-name="T20">80%</text:span><text:span text:style-name="T17"> Qnotes on cab-ladder appearances, resolved </text:span><text:span text:style-name="T20">5 </text:span><text:span text:style-name="T17">DTAC and top warranty issues and conducted fast containment actions on supplier parts which were appreciated by the crop harvester leadership.</text:span><text:span text:style-name="T4"><text:tab/><text:tab/><text:tab/><text:tab/> </text:span><text:span text:style-name="T5"><text:s text:c="8"/></text:span></text:h>
      <text:h text:style-name="P15" text:outline-level="1" loext:marker-style-name="T4"><text:span text:style-name="T4">Logistics Engineer, </text:span><text:span text:style-name="T5">J B Hunt (Logistics Company), Arkansas, USA <text:s text:c="9"/></text:span><text:span text:style-name="T4"><text:tab/><text:tab/> </text:span><text:span text:style-name="T5"><text:s text:c="24"/></text:span><text:span text:style-name="T4">2013</text:span><text:bookmark-start text:name="_Hlk29563023"/><text:span text:style-name="T4"> – </text:span><text:bookmark-end text:name="_Hlk29563023"/><text:span text:style-name="T4">2013</text:span></text:h>
      <text:list text:continue-numbering="true" text:style-name="WWNum21">
        <text:list-item>
          <text:h text:style-name="P2" text:outline-level="1" loext:marker-style-name="T2"><text:span text:style-name="T17">Helped cost modeling update efforts by writing SQL queries and developing logic.</text:span><text:span text:style-name="T21"/></text:h>
        </text:list-item>
      </text:list>
      <text:h text:style-name="P17" text:outline-level="1" loext:marker-style-name="T17"><text:span text:style-name="T4">Result: </text:span><text:span text:style-name="T2">S</text:span><text:span text:style-name="T17">uccessfully completed four projects for back end cost updates that are being used by senior leadership.</text:span></text:h>
      <text:h text:style-name="P18" text:outline-level="1" loext:marker-style-name="T4"/>
      <text:h text:style-name="P17" text:outline-level="1" loext:marker-style-name="T4"><text:span text:style-name="T4">Quality Project Manager, </text:span><text:span text:style-name="T5">Pella (Windows, Curtain wall, and Doors), Missouri, USA <text:s text:c="33"/></text:span><text:span text:style-name="T4">2011 – 2012</text:span></text:h>
      <text:list text:continue-numbering="true" text:style-name="WWNum21">
        <text:list-item>
          <text:h text:style-name="P2" text:outline-level="1" loext:marker-style-name="T18"><text:span text:style-name="T17">Initiated and implemented new documentation methods of material handling and revised operational guidelines that resulted in improved product quality and </text:span><text:span text:style-name="T20">10%</text:span><text:span text:style-name="T17"> product rejection.</text:span></text:h>
        </text:list-item>
        <text:list-item>
          <text:h text:style-name="P2" text:outline-level="1" loext:marker-style-name="T18"><text:span text:style-name="T17">Identified and resolved problems (through extensive data gathering and analysis) in calibrations of quality standards. This helped reduce customer complaints and potential litigation issues.</text:span><text:span text:style-name="T17"/></text:h>
        </text:list-item>
        <text:list-item>
          <text:h text:style-name="P2" text:outline-level="1" loext:marker-style-name="T18"><text:span text:style-name="T17">Worked as a Kaizen team point of contact for employees across various functions and ensured that the organizational goals for continuous improvement were understood and implemented.</text:span><text:span text:style-name="T17"/></text:h>
        </text:list-item>
        <text:list-item>
          <text:h text:style-name="P2" text:outline-level="1" loext:marker-style-name="T18"><text:span text:style-name="T17">Implemented cost saving ideas to improve product quality. Revised then existed quality control plans to reduce overall rejection rate and improve quality assurance. </text:span><text:span text:style-name="T17"/></text:h>
        </text:list-item>
        <text:list-item>
          <text:h text:style-name="P2" text:outline-level="1" loext:marker-style-name="T17"><text:span text:style-name="T17">Trained and supervised quality auditors and technicians on quality procedure.</text:span><text:span text:style-name="T17"/></text:h>
        </text:list-item>
      </text:list>
      <text:h text:style-name="P17" text:outline-level="1" loext:marker-style-name="T20"><text:span text:style-name="T4">Results: </text:span><text:span text:style-name="T17">Improved product quality resulting reduction in rejection rate of painted mullions and Jambs </text:span><text:span text:style-name="T20">(~10%, <text:s text:c="3"/></text:span></text:h>
      <text:h text:style-name="P17" text:outline-level="1" loext:marker-style-name="T17"><text:span text:style-name="T20"><text:s text:c="13"/>$125,000</text:span><text:span text:style-name="T17">)</text:span></text:h>
      <text:h text:style-name="P18" text:outline-level="1" loext:marker-style-name="T4"/>
      <text:h text:style-name="P17" text:outline-level="1" loext:marker-style-name="T22"><text:span text:style-name="T4">Farm</text:span><text:span text:style-name="T22"> Machinery Specialist, </text:span><text:span text:style-name="T23">Division of Agriculture, University of Arkansas, USA<text:tab/> <text:s text:c="37"/></text:span><text:span text:style-name="T22">2007</text:span><text:span text:style-name="T4"> –</text:span><text:span text:style-name="T22"> 2011</text:span></text:h>
      <text:list text:continue-numbering="true" text:style-name="WWNum21">
        <text:list-item>
          <text:h text:style-name="P2" text:outline-level="1" loext:marker-style-name="T17"><text:span text:style-name="T17">Identified machine evaluation and simulation projects and obtained financial support to execute these projects.</text:span><text:span text:style-name="T17"/></text:h>
        </text:list-item>
        <text:list-item>
          <text:h text:style-name="P2" text:outline-level="1" loext:marker-style-name="T17"><text:span text:style-name="T17">Planned educational and training programs and executed in the state, local, and regional level.</text:span><text:span text:style-name="T17"/></text:h>
        </text:list-item>
        <text:list-item>
          <text:h text:style-name="P2" text:outline-level="1" loext:marker-style-name="T17"><text:span text:style-name="T17">Provided machinery and precision agriculture expertise to growers in the state.</text:span><text:span text:style-name="T17"/></text:h>
        </text:list-item>
      </text:list>
      <text:h text:style-name="P14" text:outline-level="1" loext:marker-style-name="T17"><text:span text:style-name="T4">Results:</text:span><text:span text:style-name="T5"> </text:span><text:span text:style-name="T17">Generated over </text:span><text:span text:style-name="T20">$500,000</text:span><text:span text:style-name="T17"> in grants as a Principle Investigator and a collaborator. Published journal articles and publications. Received documented appreciation from several organizations such as John Deere, USDA, Cotton Incorporated, and many Universities on my work as it was directly impacting productivity of stakeholders. </text:span></text:h>
      <text:h text:style-name="P19" text:outline-level="1" loext:marker-style-name="T22"/>
      <text:h text:style-name="P17" text:outline-level="1" loext:marker-style-name="T22"><text:span text:style-name="T22">Sr. Research Assistant, </text:span><text:span text:style-name="T23">Agricultural Engineering, Universities (South Dakota and Arkansas) <text:s text:c="17"/></text:span><text:span text:style-name="T22">2001 </text:span><text:span text:style-name="T4">–</text:span><text:span text:style-name="T22"> 2006</text:span></text:h>
      <text:list text:continue-numbering="true" text:style-name="WWNum21">
        <text:list-item>
          <text:h text:style-name="P20" text:outline-level="1" loext:marker-style-name="T17"><text:span text:style-name="T17">Researched potential of precision agriculture technologies to identify disease infestation and soil compaction. </text:span><text:span text:style-name="T17"/></text:h>
        </text:list-item>
      </text:list>
      <text:h text:style-name="P21" text:outline-level="1" loext:marker-style-name="T17"><text:span text:style-name="T4">Results:</text:span><text:span text:style-name="T5"> </text:span><text:span text:style-name="T17">Completed </text:span><text:span text:style-name="T20">3</text:span><text:span text:style-name="T17"> major projects in cotton and Soybean within time and delivered results in the form of presentation at international Conferences.</text:span></text:h>
      <text:h text:style-name="P18" text:outline-level="1" loext:marker-style-name="T4"/>
      <text:h text:style-name="P22" text:outline-level="1" loext:marker-style-name="T4"><text:span text:style-name="T4">Deputy Chief Engineer (Q.C &amp; R&amp;D),</text:span><text:span text:style-name="T5"> </text:span><text:span text:style-name="T23">Walchandnagar Industries Limited (Heavy Engineering), </text:span><text:span text:style-name="T5">India <text:s text:c="6"/></text:span><text:span text:style-name="T4">1995 – 2001</text:span></text:h>
      <text:list xml:id="list192926455576747" text:continue-numbering="true" text:style-name="WWNum21">
        <text:list-item>
          <text:h text:style-name="P20" text:outline-level="1" loext:marker-style-name="T17"><text:span text:style-name="T17">Led Q.C./Q.A. team ensuring delivery of 6000 Tons of fabricated Nuclear Power Plant Steel structure and other defense l projects like rocket nozzles, rocket cones, rocket booster assemblies, missile launchers, etc.</text:span><text:span text:style-name="T17"/></text:h>
        </text:list-item>
        <text:list-item>
          <text:h text:style-name="P20" text:outline-level="1" loext:marker-style-name="T17"><text:span text:style-name="T17">Planned stage and final inspection schedules for internal and external third-party audits.</text:span><text:span text:style-name="T17"/></text:h>
        </text:list-item>
        <text:list-item>
          <text:h text:style-name="P20" text:outline-level="1" loext:marker-style-name="T17"><text:span text:style-name="T17">Facilitated third party quality survey agencies for external quality audits and ISO 9001 documentation.</text:span><text:span text:style-name="T17"/></text:h>
        </text:list-item>
        <text:list-item>
          <text:h text:style-name="P20" text:outline-level="1" loext:marker-style-name="T17"><text:span text:style-name="T17">Led end to end R&amp;D from concept, design, planning, and field testing of sugarcane harvest system.</text:span><text:span text:style-name="T17"/></text:h>
        </text:list-item>
      </text:list>
      <text:h text:style-name="P14" text:outline-level="1" loext:marker-style-name="T17"><text:soft-page-break/><text:span text:style-name="T4">Results: </text:span><text:span text:style-name="T2">1.</text:span><text:span text:style-name="T4"> </text:span><text:span text:style-name="T2">Built</text:span><text:span text:style-name="T4"> </text:span><text:span text:style-name="T17">25 harvester prototypes in 6 months. 2. Key Quality Personnel of a nuclear power plant project that was granted a bonus of $250,000 from Govt. of India for earlier completion and quality work related to it. </text:span></text:h>
      <text:h text:style-name="P19" text:outline-level="1" loext:marker-style-name="T22"/>
      <text:h text:style-name="P17" text:outline-level="1" loext:marker-style-name="T22"><text:span text:style-name="T22">Production Engineer, </text:span><text:span text:style-name="T23">Elpro International Limited (X-Ray Machines)</text:span><text:span text:style-name="T5">, India<text:tab/> <text:s text:c="37"/></text:span><text:span text:style-name="T22">1994 </text:span><text:span text:style-name="T4">–</text:span><text:span text:style-name="T22"> 1995</text:span></text:h>
      <text:list text:style-name="WWNum22">
        <text:list-item>
          <text:h text:style-name="P23" text:outline-level="1" loext:marker-style-name="T17"><text:span text:style-name="T17">Planned production and improved processes in machine and press shops for Medical X-Ray machine system.</text:span><text:span text:style-name="T17"/></text:h>
        </text:list-item>
      </text:list>
      <text:h text:style-name="P24" text:outline-level="1" loext:marker-style-name="T5"><text:span text:style-name="T4">Results: </text:span><text:span text:style-name="T17">Increased efficiency in production </text:span><text:span text:style-name="T20">(~3%).</text:span></text:h>
      <text:h text:style-name="P1" text:outline-level="1" loext:marker-style-name="T1"><text:bookmark-start text:name="_Hlk29561658"/><text:span text:style-name="T1">Education</text:span><text:bookmark-end text:name="_Hlk29561658"/><text:span text:style-name="T1"/></text:h>
      <text:list text:continue-list="list192926455576747" text:style-name="WWNum21">
        <text:list-item>
          <text:h text:style-name="P20" text:outline-level="1" loext:marker-style-name="T20"><text:span text:style-name="T20">MBA </text:span><text:span text:style-name="T20"/></text:h>
        </text:list-item>
      </text:list>
      <text:h text:style-name="P21" text:outline-level="1" loext:marker-style-name="T17"><text:span text:style-name="T17">Specialization- Business Analytics - University of Iowa, </text:span><text:span text:style-name="T22">2019</text:span></text:h>
      <text:list text:continue-numbering="true" text:style-name="WWNum21">
        <text:list-item>
          <text:h text:style-name="P20" text:outline-level="1" loext:marker-style-name="T17"><text:span text:style-name="T20">Ph.D. Agricultural Engineering</text:span><text:span text:style-name="T17">, </text:span></text:h>
        </text:list-item>
      </text:list>
      <text:h text:style-name="P21" text:outline-level="1" loext:marker-style-name="T17"><text:span text:style-name="T17">Specialization: Precision Agriculture, University of Arkansas, </text:span><text:span text:style-name="T22">2008</text:span></text:h>
      <text:list text:continue-numbering="true" text:style-name="WWNum21">
        <text:list-item>
          <text:h text:style-name="P20" text:outline-level="1" loext:marker-style-name="T17"><text:span text:style-name="T20">M. S., Agricultural and Biosystems Engineering</text:span><text:span text:style-name="T17">, </text:span></text:h>
        </text:list-item>
      </text:list>
      <text:h text:style-name="P21" text:outline-level="1" loext:marker-style-name="T17"><text:span text:style-name="T17">Specialization- Precision Agriculture, South Dakota State University, </text:span><text:span text:style-name="T22">2003 </text:span></text:h>
      <text:list text:continue-numbering="true" text:style-name="WWNum21">
        <text:list-item>
          <text:h text:style-name="P20" text:outline-level="1" loext:marker-style-name="T17"><text:span text:style-name="T20">M. Tech., Mechanical Engineering</text:span><text:span text:style-name="T17">, </text:span></text:h>
        </text:list-item>
      </text:list>
      <text:h text:style-name="P21" text:outline-level="1" loext:marker-style-name="T17"><text:span text:style-name="T17">Specialization- Manufacturing Sciences, Indian Institute of Technology, Kanpur, India, </text:span><text:span text:style-name="T22">1999</text:span></text:h>
      <text:list text:continue-numbering="true" text:style-name="WWNum21">
        <text:list-item>
          <text:h text:style-name="P20" text:outline-level="1" loext:marker-style-name="T22"><text:span text:style-name="T20">B.S, Mechanical Engineering</text:span><text:span text:style-name="T17">, Shivaji University, India, </text:span><text:span text:style-name="T22">1993</text:span></text:h>
        </text:list-item>
      </text:list>
      <text:h text:style-name="P25" text:outline-level="1" loext:marker-style-name="T1"/>
      <text:h text:style-name="P17" text:outline-level="1" loext:marker-style-name="T1"><text:bookmark-start text:name="_Hlk30763578"/><text:span text:style-name="T1">Certifications</text:span><text:bookmark-end text:name="_Hlk30763578"/><text:span text:style-name="T1"/></text:h>
      <text:list text:continue-numbering="true" text:style-name="WWNum21">
        <text:list-item>
          <text:h text:style-name="P20" text:outline-level="1" loext:marker-style-name="T17"><text:span text:style-name="T17">Systems Engineering Fundamentals, Caltech, </text:span><text:span text:style-name="T24">2022</text:span></text:h>
        </text:list-item>
        <text:list-item>
          <text:h text:style-name="P20" text:outline-level="1" loext:marker-style-name="T17"><text:span text:style-name="T17">Business Analytics Certification, University of Iowa, </text:span><text:span text:style-name="T22">2019</text:span></text:h>
        </text:list-item>
        <text:list-item>
          <text:h text:style-name="P2" text:outline-level="1" loext:marker-style-name="T17"><text:span text:style-name="T17">Held Level II Certifications in Non-destructive techniques - magnetic particles, ultrasonic, and liquid penetrant ISNT and ASNT, </text:span><text:span text:style-name="T22">1997-1999.</text:span><text:span text:style-name="T17"> </text:span></text:h>
        </text:list-item>
      </text:list>
      <text:h text:style-name="P25" text:outline-level="1" loext:marker-style-name="T1"/>
      <text:h text:style-name="P17" text:outline-level="1" loext:marker-style-name="T17"><text:span text:style-name="T1">Service</text:span><text:span text:style-name="T17"> </text:span></text:h>
      <text:list text:continue-numbering="true" text:style-name="WWNum21">
        <text:list-item>
          <text:h text:style-name="P20" text:outline-level="1" loext:marker-style-name="T17"><text:span text:style-name="T17">Founder of community language school with 8 teachers, 27 students, established, led and handed over </text:span><text:span text:style-name="T17"/></text:h>
        </text:list-item>
        <text:list-item>
          <text:h text:style-name="P20" text:outline-level="1" loext:marker-style-name="T17"><text:span text:style-name="T17">A member of Board of Directors, STEAM ON WHEELS, a Non-Profit dedicated to youth development.</text:span><text:span text:style-name="T17"/></text:h>
        </text:list-item>
        <text:list-item>
          <text:h text:style-name="P20" text:outline-level="1" loext:marker-style-name="T17"><text:span text:style-name="T17">Conduced numerous scientific toys making workshops for youth, and made wooden artifacts to raise funds</text:span><text:span text:style-name="T17"/></text:h>
        </text:list-item>
        <text:list-item>
          <text:h text:style-name="P20" text:outline-level="1" loext:marker-style-name="T1"><text:span text:style-name="T17">Free tutoring sessions for youth on STEM, o</text:span><text:span text:style-name="T25">rganizing inspirational lecture series for youth and adults.</text:span><text:span text:style-name="T17"> </text:span></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00000008000000080485D974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entury Gothic" fo:font-size="11pt" fo:language="en" fo:country="US" style:letter-kerning="false" style:font-name-asian="Century Gothic1"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entury Gothic" fo:font-size="11pt" fo:language="en" fo:country="US" style:letter-kerning="false" style:font-name-asian="Century Gothic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35%" fo:text-align="start" style:justify-single-word="false" fo:orphans="2" fo:widows="2" style:writing-mode="lr-tb"/>
      <style:text-properties fo:font-size="10.5pt" style:font-size-asian="10.5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line-height="100%"/>
      <style:text-properties fo:font-variant="small-caps" fo:color="#564b3c" loext:opacity="100%" fo:font-size="10pt" fo:letter-spacing="0.0043in" fo:font-weight="bold" style:font-name-asian="Century Gothic1" style:font-family-asian="'Century Gothic'" style:font-family-generic-asian="system" style:font-pitch-asian="variable" style:font-size-asian="10pt" style:font-weight-asian="bold" style:font-size-complex="9pt" style:language-complex="hi" style:country-complex="IN" style:font-weight-complex="bold">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835in" style:contextual-spacing="false" fo:line-height="100%" fo:keep-together="always" fo:keep-with-next="always"/>
      <style:text-properties fo:text-transform="uppercase" fo:color="#93a299" loext:opacity="100%" style:font-name="Book Antiqua" fo:font-family="'Book Antiqua'" style:font-family-generic="roman" style:font-pitch="variable" fo:font-size="16pt" style:font-name-asian="Century Gothic1" style:font-family-asian="'Century Gothic'" style:font-family-generic-asian="system" style:font-pitch-asian="variable" style:font-size-asian="16pt" style:font-name-complex="Tahoma1" style:font-family-complex="Tahoma" style:font-family-generic-complex="system" style:font-pitch-complex="variable" style:font-size-complex="14pt" style:font-weight-complex="bold">
        <loext:char-complex-color loext:theme-type="accent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835in" fo:margin-bottom="0in" style:contextual-spacing="false" fo:line-height="100%" fo:keep-together="always" fo:keep-with-next="always"/>
      <style:text-properties fo:color="#564b3c" loext:opacity="100%" style:font-name="Book Antiqua" fo:font-family="'Book Antiqua'" style:font-family-generic="roman" style:font-pitch="variable" fo:font-size="14pt" style:font-name-asian="Century Gothic1" style:font-family-asian="'Century Gothic'" style:font-family-generic-asian="system" style:font-pitch-asian="variable" style:font-size-asian="14pt" style:font-name-complex="Tahoma1" style:font-family-complex="Tahoma" style:font-family-generic-complex="system" style:font-pitch-complex="variable" style:font-size-complex="13pt" style:font-weight-complex="bold">
        <loext:char-complex-color loext:theme-type="dark2"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138in" fo:margin-bottom="0in" style:contextual-spacing="false" fo:line-height="100%" fo:keep-together="always" fo:keep-with-next="always"/>
      <style:text-properties fo:color="#6b7c71" loext:opacity="100%" fo:font-size="12pt" fo:font-weight="bold" style:font-name-asian="Century Gothic1" style:font-family-asian="'Century Gothic'" style:font-family-generic-asian="system" style:font-pitch-asian="variable" style:font-size-asian="12pt" style:font-weight-asian="bold" style:font-name-complex="Tahoma1" style:font-family-complex="Tahoma"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93a299" loext:opacity="100%" style:font-name="Book Antiqua" fo:font-family="'Book Antiqua'" style:font-family-generic="roman" style:font-pitch="variable" fo:font-size="11pt" fo:font-style="italic" fo:font-weight="bold" style:font-name-asian="Century Gothic1" style:font-family-asian="'Century Gothic'" style:font-family-generic-asian="system" style:font-pitch-asian="variable" style:font-size-asian="11pt" style:font-style-asian="italic" style:font-weight-asian="bold" style:font-name-complex="Tahoma1"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47534c" loext:opacity="100%" style:font-name="Book Antiqua" fo:font-family="'Book Antiqua'" style:font-family-generic="roman" style:font-pitch="variable" fo:font-size="11pt" style:font-name-asian="Century Gothic1" style:font-family-asian="'Century Gothic'" style:font-family-generic-asian="system" style:font-pitch-asian="variable" style:font-size-asian="11pt" style:font-name-complex="Tahoma1" style:font-family-complex="Tahoma" style:font-family-generic-complex="system" style:font-pitch-complex="variable">
        <loext:char-complex-color loext:theme-type="accent1" loext:color-type="theme">
          <loext:transformation loext:type="shade" loext:value="4980"/>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47534c" loext:opacity="100%" style:font-name="Book Antiqua" fo:font-family="'Book Antiqua'" style:font-family-generic="roman" style:font-pitch="variable" fo:font-size="11pt" fo:font-style="italic" style:font-name-asian="Century Gothic1" style:font-family-asian="'Century Gothic'" style:font-family-generic-asian="system" style:font-pitch-asian="variable" style:font-size-asian="11pt"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1pt" fo:font-style="italic" style:font-name-asian="Century Gothic1" style:font-family-asian="'Century Gothic'" style:font-family-generic-asian="system" style:font-pitch-asian="variable" style:font-size-asian="11pt" style:font-style-asian="italic" style:font-name-complex="Tahoma1"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0pt" style:font-name-asian="Century Gothic1" style:font-family-asian="'Century Gothic'" style:font-family-generic-asian="system" style:font-pitch-asian="variable" style:font-size-asian="10pt" style:font-name-complex="Tahoma1" style:font-family-complex="Tahoma"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0pt" fo:font-style="italic" style:font-name-asian="Century Gothic1" style:font-family-asian="'Century Gothic'"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fo:line-height="100%" fo:text-indent="-0.2in" style:auto-text-indent="false"/>
      <style:text-properties fo:color="#40382d" loext:opacity="100%">
        <loext:char-complex-color loext:theme-type="dark2" loext:color-type="theme">
          <loext:transformation loext:type="shade" loext:value="2509"/>
        </loext:char-complex-color>
      </style:text-propertie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fo:text-transform="uppercase" fo:color="#40382d" loext:opacity="100%" style:font-name="Book Antiqua" fo:font-family="'Book Antiqua'" style:font-family-generic="roman" style:font-pitch="variable" fo:font-size="40pt" style:letter-kerning="true" style:font-name-asian="Century Gothic1" style:font-family-asian="'Century Gothic'" style:font-family-generic-asian="system" style:font-pitch-asian="variable" style:font-size-asian="40pt" style:font-name-complex="Tahoma1"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text-transform="uppercase" fo:color="#564b3c" loext:opacity="100%" fo:font-size="16pt" style:font-name-asian="Century Gothic1" style:font-family-asian="'Century Gothic'" style:font-family-generic-asian="system" style:font-pitch-asian="variable" style:font-size-asian="16pt" style:font-name-complex="Tahoma1" style:font-family-complex="Tahoma" style:font-family-generic-complex="system" style:font-pitch-complex="variable" style:font-size-complex="12pt" style:language-complex="hi" style:country-complex="IN" style:font-style-complex="italic">
        <loext:char-complex-color loext:theme-type="dark2" loext:color-type="theme"/>
      </style:text-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0.5pt" style:font-size-asian="10.5pt"/>
    </style:style>
    <style:style style:name="Quote" style:family="paragraph" style:parent-style-name="Standard" style:next-style-name="Standard" loext:linked-style-name="Quote_20_Char">
      <style:paragraph-properties fo:margin-left="0.5in" fo:margin-right="0.5in" fo:margin-top="0.111in" fo:margin-bottom="0.111in" style:contextual-spacing="false" fo:line-height="125%" fo:text-align="center" style:justify-single-word="false"/>
      <style:text-properties fo:text-transform="uppercase" fo:color="#93a299" loext:opacity="100%" style:font-name="Book Antiqua" fo:font-family="'Book Antiqua'" style:font-family-generic="roman" style:font-pitch="variable" fo:font-size="12pt" style:font-name-asian="Century Gothic1" style:font-family-asian="'Century Gothic'" style:font-family-generic-asian="system" style:font-pitch-asian="variable" style:font-size-asian="12pt" style:language-complex="hi" style:country-complex="IN" style:font-style-complex="italic">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loext:graphic-properties draw:fill="solid" draw:fill-color="#000000"/>
      <style:paragraph-properties fo:margin-left="0.65in" fo:margin-right="0.65in" fo:margin-top="0.139in" fo:margin-bottom="0.1945in" style:contextual-spacing="false" fo:line-height="125%" fo:text-align="center" style:justify-single-word="false" fo:background-color="#000000" fo:padding="0.111in" fo:border="4.51pt solid #000000" style:shadow="none"/>
      <style:text-properties fo:text-transform="uppercase" fo:color="#ffffff" loext:opacity="100%" style:font-name="Book Antiqua" fo:font-family="'Book Antiqua'" style:font-family-generic="roman" style:font-pitch="variable" fo:font-size="11pt" style:font-name-asian="Century Gothic1" style:font-family-asian="'Century Gothic'" style:font-family-generic-asian="system" style:font-pitch-asian="variable" style:font-size-asian="11pt" style:language-complex="hi" style:country-complex="IN" style:font-style-complex="italic" style:font-weight-complex="bold">
        <loext:char-complex-color loext:theme-type="ligh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35%"/>
      <style:text-properties fo:font-variant="normal" fo:text-transform="none" fo:color="#6b7c71" loext:opacity="100%" fo:font-size="14pt" fo:font-weight="bold" style:font-size-asian="14pt" style:font-weight-asian="bold">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Section_20_Heading" style:display-name="Section Heading" style:family="paragraph" style:parent-style-name="Standard" style:next-style-name="Standard" style:default-outline-level="1" style:list-style-name="">
      <style:paragraph-properties fo:margin-top="0.1528in" fo:margin-bottom="0in" style:contextual-spacing="false" fo:line-height="115%"/>
      <style:text-properties fo:color="#000000" loext:opacity="100%" style:font-name="Book Antiqua" fo:font-family="'Book Antiqua'" style:font-family-generic="roman" style:font-pitch="variable" fo:font-size="12pt" fo:font-weight="bold" style:font-size-asian="12pt" style:font-weight-asian="bold">
        <loext:char-complex-color loext:theme-type="dark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Personal_20_Name" style:display-name="Personal Name" style:family="paragraph" style:parent-style-name="Title">
      <style:text-properties fo:font-size="14pt" fo:font-weight="bold" style:font-size-asian="14pt" style:font-weight-asian="bold" style:font-size-complex="14pt"/>
    </style:style>
    <style:style style:name="Subsection" style:family="paragraph" style:parent-style-name="Heading_20_2">
      <style:paragraph-properties fo:margin-top="0in" fo:margin-bottom="0in" style:contextual-spacing="false"/>
      <style:text-properties fo:color="#93a299" loext:opacity="100%" style:font-name="Century Gothic" fo:font-family="'Century Gothic'" style:font-family-generic="roman" style:font-pitch="variable" fo:font-size="10.5pt" style:font-size-asian="10.5pt">
        <loext:char-complex-color loext:theme-type="accent1" loext:color-type="theme"/>
      </style:text-properties>
    </style:style>
    <style:style style:name="Body_20_Text_20_2" style:display-name="Body Text 2" style:family="paragraph" style:parent-style-name="Standard" loext:linked-style-name="Body_20_Text_20_2_20_Char1">
      <style:paragraph-properties fo:margin-top="0in" fo:margin-bottom="0in" style:contextual-spacing="false" fo:line-height="15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fo:color="#93a299" loext:opacity="100%" style:font-name="Book Antiqua" fo:font-family="'Book Antiqua'" style:font-family-generic="roman" style:font-pitch="variable" fo:font-size="16pt" style:font-name-asian="Century Gothic1" style:font-family-asian="'Century Gothic'" style:font-family-generic-asian="system" style:font-pitch-asian="variable" style:font-size-asian="16pt" style:font-name-complex="Tahoma1" style:font-family-complex="Tahoma" style:font-family-generic-complex="system" style:font-pitch-complex="variable" style:font-size-complex="14pt" style:font-weight-complex="bold">
        <loext:char-complex-color loext:theme-type="accent1" loext:color-type="theme"/>
      </style:text-properties>
    </style:style>
    <style:style style:name="Heading_20_2_20_Char" style:display-name="Heading 2 Char" style:family="text" style:parent-style-name="Default_20_Paragraph_20_Font" loext:linked-style-name="Heading_20_2">
      <style:text-properties fo:color="#564b3c" loext:opacity="100%" style:font-name="Book Antiqua" fo:font-family="'Book Antiqua'" style:font-family-generic="roman" style:font-pitch="variable" fo:font-size="14pt" style:font-name-asian="Century Gothic1" style:font-family-asian="'Century Gothic'" style:font-family-generic-asian="system" style:font-pitch-asian="variable" style:font-size-asian="14pt" style:font-name-complex="Tahoma1" style:font-family-complex="Tahoma" style:font-family-generic-complex="system" style:font-pitch-complex="variable" style:font-size-complex="13pt" style:font-weight-complex="bold">
        <loext:char-complex-color loext:theme-type="dark2" loext:color-type="theme"/>
      </style:text-properties>
    </style:style>
    <style:style style:name="Heading_20_3_20_Char" style:display-name="Heading 3 Char" style:family="text" style:parent-style-name="Default_20_Paragraph_20_Font" loext:linked-style-name="Heading_20_3">
      <style:text-properties fo:color="#6b7c71" loext:opacity="100%" fo:font-size="12pt" fo:font-weight="bold" style:font-name-asian="Century Gothic1" style:font-family-asian="'Century Gothic'" style:font-family-generic-asian="system" style:font-pitch-asian="variable" style:font-size-asian="12pt" style:font-weight-asian="bold" style:font-name-complex="Tahoma1" style:font-family-complex="Tahoma"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93a299" loext:opacity="100%" style:font-name="Book Antiqua" fo:font-family="'Book Antiqua'" style:font-family-generic="roman" style:font-pitch="variable" fo:font-style="italic" fo:font-weight="bold" style:font-name-asian="Century Gothic1" style:font-family-asian="'Century Gothic'"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47534c" loext:opacity="100%" style:font-name="Book Antiqua" fo:font-family="'Book Antiqua'" style:font-family-generic="roman" style:font-pitch="variable" style:font-name-asian="Century Gothic1" style:font-family-asian="'Century Gothic'" style:font-family-generic-asian="system" style:font-pitch-asian="variable" style:font-name-complex="Tahoma1" style:font-family-complex="Tahoma" style:font-family-generic-complex="system" style:font-pitch-complex="variable">
        <loext:char-complex-color loext:theme-type="accent1" loext:color-type="theme">
          <loext:transformation loext:type="shade" loext:value="4980"/>
        </loext:char-complex-color>
      </style:text-properties>
    </style:style>
    <style:style style:name="Heading_20_6_20_Char" style:display-name="Heading 6 Char" style:family="text" style:parent-style-name="Default_20_Paragraph_20_Font" loext:linked-style-name="Heading_20_6">
      <style:text-properties fo:color="#47534c" loext:opacity="100%" style:font-name="Book Antiqua" fo:font-family="'Book Antiqua'" style:font-family-generic="roman" style:font-pitch="variable" fo:font-style="italic" style:font-name-asian="Century Gothic1" style:font-family-asian="'Century Gothic'"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Book Antiqua" fo:font-family="'Book Antiqua'" style:font-family-generic="roman" style:font-pitch="variable" fo:font-style="italic" style:font-name-asian="Century Gothic1" style:font-family-asian="'Century Gothic'" style:font-family-generic-asian="system" style:font-pitch-asian="variable" style:font-style-asian="italic" style:font-name-complex="Tahoma1"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Book Antiqua" fo:font-family="'Book Antiqua'" style:font-family-generic="roman" style:font-pitch="variable" fo:font-size="10pt" style:font-name-asian="Century Gothic1" style:font-family-asian="'Century Gothic'" style:font-family-generic-asian="system" style:font-pitch-asian="variable" style:font-size-asian="10pt" style:font-name-complex="Tahoma1" style:font-family-complex="Tahoma"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Book Antiqua" fo:font-family="'Book Antiqua'" style:font-family-generic="roman" style:font-pitch="variable" fo:font-size="10pt" fo:font-style="italic" style:font-name-asian="Century Gothic1" style:font-family-asian="'Century Gothic'"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_20_Char" style:display-name="Title Char" style:family="text" style:parent-style-name="Default_20_Paragraph_20_Font" loext:linked-style-name="Title">
      <style:text-properties fo:text-transform="uppercase" fo:color="#40382d" loext:opacity="100%" style:font-name="Book Antiqua" fo:font-family="'Book Antiqua'" style:font-family-generic="roman" style:font-pitch="variable" fo:font-size="40pt" style:letter-kerning="true" style:font-name-asian="Century Gothic1" style:font-family-asian="'Century Gothic'" style:font-family-generic-asian="system" style:font-pitch-asian="variable" style:font-size-asian="40pt" style:font-name-complex="Tahoma1"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text-transform="uppercase" fo:color="#564b3c" loext:opacity="100%" fo:font-size="16pt" style:font-name-asian="Century Gothic1" style:font-family-asian="'Century Gothic'" style:font-family-generic-asian="system" style:font-pitch-asian="variable" style:font-size-asian="16pt" style:font-name-complex="Tahoma1" style:font-family-complex="Tahoma" style:font-family-generic-complex="system" style:font-pitch-complex="variable" style:font-size-complex="12pt" style:language-complex="hi" style:country-complex="IN" style:font-style-complex="italic">
        <loext:char-complex-color loext:theme-type="dark2"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564b3c" loext:opacity="100%" fo:font-style="italic" style:font-style-asian="italic" style:font-style-complex="italic">
        <loext:char-complex-color loext:theme-type="dark2" loext:color-type="theme"/>
      </style:text-properties>
    </style:style>
    <style:style style:name="Quote_20_Char" style:display-name="Quote Char" style:family="text" style:parent-style-name="Default_20_Paragraph_20_Font" loext:linked-style-name="Quote">
      <style:text-properties fo:text-transform="uppercase" fo:color="#93a299" loext:opacity="100%" style:font-name="Book Antiqua" fo:font-family="'Book Antiqua'" style:font-family-generic="roman" style:font-pitch="variable" fo:font-size="12pt" style:font-name-asian="Century Gothic1" style:font-family-asian="'Century Gothic'" style:font-family-generic-asian="system" style:font-pitch-asian="variable" style:font-size-asian="12pt" style:language-complex="hi" style:country-complex="IN" style:font-style-complex="italic">
        <loext:char-complex-color loext:theme-type="accent1" loext:color-type="theme"/>
      </style:text-properties>
    </style:style>
    <style:style style:name="Intense_20_Quote_20_Char" style:display-name="Intense Quote Char" style:family="text" style:parent-style-name="Default_20_Paragraph_20_Font" loext:linked-style-name="Intense_20_Quote">
      <style:text-properties fo:text-transform="uppercase" fo:color="#ffffff" loext:opacity="100%" style:font-name="Book Antiqua" fo:font-family="'Book Antiqua'" style:font-family-generic="roman" style:font-pitch="variable" fo:background-color="#000000" style:font-name-asian="Century Gothic1" style:font-family-asian="'Century Gothic'" style:font-family-generic-asian="system" style:font-pitch-asian="variable" style:language-complex="hi" style:country-complex="IN" style:font-style-complex="italic" style:font-weight-complex="bold">
        <loext:char-complex-color loext:theme-type="light1" loext:color-type="theme"/>
      </style:text-properties>
    </style:style>
    <style:style style:name="Subtle_20_Emphasis" style:display-name="Subtle Emphasis" style:family="text" style:parent-style-name="Default_20_Paragraph_20_Font">
      <style:text-properties fo:color="#000000" loext:opacity="100%" fo:font-style="italic" style:font-style-asian="italic" style:font-style-complex="italic"/>
    </style:style>
    <style:style style:name="Intense_20_Emphasis" style:display-name="Intense Emphasis" style:family="text" style:parent-style-name="Default_20_Paragraph_20_Font">
      <style:text-properties fo:color="#93a299"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f543f"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f543f"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71in" fo:font-weight="bold"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 loext:linked-style-name="No_20_Spacing">
      <style:text-properties fo:font-size="10.5pt" style:font-size-asian="10.5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cccc00" loext:opacity="100%" style:text-underline-style="solid" style:text-underline-width="auto" style:text-underline-color="font-color">
        <loext:char-complex-color loext:theme-type="hyperlink" loext:color-type="theme"/>
      </style:text-properties>
    </style:style>
    <style:style style:name="Body_20_Text_20_2_20_Char" style:display-name="Body Text 2 Char" style:family="text" style:parent-style-name="Default_20_Paragraph_20_Font">
      <style:text-properties fo:font-size="10.5pt" style:font-size-asian="10.5pt"/>
    </style:style>
    <style:style style:name="Body_20_Text_20_2_20_Char1" style:display-name="Body Text 2 Char1" style:family="text" style:parent-style-name="Default_20_Paragraph_20_Font" loext:linked-style-name="Body_20_Text_20_2">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vanity-name_5f__5f_domain1" style:display-name="vanity-name__domain1" style:family="text" style:parent-style-name="Default_20_Paragraph_20_Font">
      <style:text-properties fo:font-weight="normal" style:font-weight-asian="normal" style:font-weight-complex="normal"/>
    </style:style>
    <style:style style:name="vanity-name_5f__5f_display-name1" style:display-name="vanity-name__display-name1" style:family="text" style:parent-style-name="Default_20_Paragraph_20_Font">
      <style:text-properties fo:font-weight="normal" style:font-weight-asian="normal" style:font-weight-complex="normal"/>
    </style:style>
    <style:style style:name="ListLabel_20_1" style:display-name="ListLabel 1" style:family="text">
      <style:text-properties style:font-name="Century Gothic" fo:font-family="'Century Gothic'"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entury Gothic" fo:font-family="'Century Gothic'"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entury Gothic" fo:font-family="'Century Gothic'"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entury Gothic" fo:font-family="'Century Gothic'"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entury Gothic" fo:font-family="'Century Gothic'"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entury Gothic" fo:font-family="'Century Gothic'"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entury Gothic" fo:font-family="'Century Gothic'"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entury Gothic" fo:font-family="'Century Gothic'"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entury Gothic" fo:font-family="'Century Gothic'"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7f7f7f" loext:opacity="100%" style:font-name="Century Gothic" fo:font-family="'Century Gothic'" style:font-family-generic="roman" style:font-pitch="variable">
        <loext:char-complex-color loext:theme-type="dark1" loext:color-type="theme">
          <loext:transformation loext:type="tint" loext:value="4980"/>
        </loext:char-complex-color>
      </style:text-properties>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entury Gothic" fo:font-family="'Century Gothic'"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entury Gothic" fo:font-family="'Century Gothic'"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7f7f7f" loext:opacity="100%" style:font-name="Century Gothic" fo:font-family="'Century Gothic'" style:font-family-generic="roman" style:font-pitch="variable">
        <loext:char-complex-color loext:theme-type="dark1" loext:color-type="theme">
          <loext:transformation loext:type="tint" loext:value="4980"/>
        </loext:char-complex-color>
      </style:text-properties>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entury Gothic" fo:font-family="'Century Gothic'"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entury Gothic" fo:font-family="'Century Gothic'"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entury Gothic" fo:font-family="'Century Gothic'"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entury Gothic" fo:font-family="'Century Gothic'"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2pt" style:font-size-asian="12pt"/>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entury Gothic" fo:font-family="'Century Gothic'"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entury Gothic" fo:font-family="'Century Gothic'"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2pt" style:font-size-asian="12pt"/>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entury Gothic" fo:font-family="'Century Gothic'"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entury Gothic" fo:font-family="'Century Gothic'"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entury Gothic" fo:font-family="'Century Gothic'"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entury Gothic" fo:font-family="'Century Gothic'"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entury Gothic" fo:font-family="'Century Gothic'"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entury Gothic" fo:font-family="'Century Gothic'"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entury Gothic" fo:font-family="'Century Gothic'"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entury Gothic" fo:font-family="'Century Gothic'"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entury Gothic" fo:font-family="'Century Gothic'"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entury Gothic" fo:font-family="'Century Gothic'"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entury Gothic" fo:font-family="'Century Gothic'" style:font-family-generic="roman" style:font-pitch="variable" fo:font-size="11pt" style:font-size-asian="11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entury Gothic" fo:font-family="'Century Gothic'"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entury Gothic" fo:font-family="'Century Gothic'"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entury Gothic" fo:font-family="'Century Gothic'" style:font-family-generic="roman" style:font-pitch="variable" fo:font-size="11pt" style:font-size-asian="11pt"/>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entury Gothic" fo:font-family="'Century Gothic'"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entury Gothic" fo:font-family="'Century Gothic'"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entury Gothic" fo:font-family="'Century Gothic'"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entury Gothic" fo:font-family="'Century Gothic'"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entury Gothic" fo:font-family="'Century Gothic'"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entury Gothic" fo:font-family="'Century Gothic'" style:font-family-generic="roman" style:font-pitch="variable" fo:font-size="11pt" style:font-size-asian="11pt"/>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entury Gothic" fo:font-family="'Century Gothic'"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entury Gothic" fo:font-family="'Century Gothic'"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entury Gothic" fo:font-family="'Century Gothic'"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entury Gothic" fo:font-family="'Century Gothic'"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entury Gothic" fo:font-family="'Century Gothic'"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entury Gothic" fo:font-family="'Century Gothic'" style:font-family-generic="roman" style:font-pitch="variable" fo:font-size="11pt" style:font-size-asian="11pt"/>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entury Gothic" fo:font-family="'Century Gothic'"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entury Gothic" fo:font-family="'Century Gothic'"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entury Gothic" fo:font-family="'Century Gothic'"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entury Gothic" fo:font-family="'Century Gothic'"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entury Gothic" fo:font-family="'Century Gothic'"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entury Gothic" fo:font-family="'Century Gothic'"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fo:font-size="10pt" style:font-size-asian="10pt"/>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entury Gothic" fo:font-family="'Century Gothic'"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entury Gothic" fo:font-family="'Century Gothic'"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entury Gothic" fo:font-family="'Century Gothic'"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entury Gothic" fo:font-family="'Century Gothic'"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555in" fo:text-indent="-0.25in" fo:margin-left="0.555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0555in" fo:text-indent="-0.25in" fo:margin-left="1.0555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2.5555in" fo:text-indent="-0.25in" fo:margin-left="2.555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555in" fo:text-indent="-0.25in" fo:margin-left="3.555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4.0555in" fo:text-indent="-0.25in" fo:margin-left="4.0555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555in" fo:text-indent="-0.25in" fo:margin-left="4.555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5.75in"/>
        </style:list-level-properties>
        <style:text-properties fo:font-family="Wingdings" style:font-style-name="Regular"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Apothecary">
      <loext:theme-colors loext:name="Apothecary">
        <loext:color loext:name="dark1" loext:color="#000000"/>
        <loext:color loext:name="light1" loext:color="#ffffff"/>
        <loext:color loext:name="dark2" loext:color="#564b3c"/>
        <loext:color loext:name="light2" loext:color="#ecedd1"/>
        <loext:color loext:name="accent1" loext:color="#93a299"/>
        <loext:color loext:name="accent2" loext:color="#cf543f"/>
        <loext:color loext:name="accent3" loext:color="#b5ae53"/>
        <loext:color loext:name="accent4" loext:color="#848058"/>
        <loext:color loext:name="accent5" loext:color="#e8b54d"/>
        <loext:color loext:name="accent6" loext:color="#786c71"/>
        <loext:color loext:name="hyperlink" loext:color="#cccc00"/>
        <loext:color loext:name="followed-hyperlink" loext:color="#b2b2b2"/>
      </loext:theme-colors>
    </loext:theme>
  </office:styles>
  <office:automatic-styles>
    <style:style style:name="MP1" style:family="paragraph" style:parent-style-name="Section_20_Heading">
      <style:paragraph-properties fo:text-align="center" style:justify-single-word="false"/>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Standard">
      <style:paragraph-properties fo:margin-top="0in" fo:margin-bottom="0in" style:contextual-spacing="false" fo:text-align="center" style:justify-single-word="false"/>
      <style:text-properties fo:color="#40382d" loext:opacity="100%" style:font-name="Arial1" fo:font-size="10pt" style:font-name-asian="Times New Roman1" style:font-size-asian="10pt" style:font-name-complex="Arial2" style:font-size-complex="10pt" style:font-weight-complex="bold"/>
    </style:style>
    <style:style style:name="MP4" style:family="paragraph">
      <loext:graphic-properties draw:fill="none"/>
      <style:paragraph-properties fo:text-align="start"/>
      <style:text-properties fo:font-size="18pt"/>
    </style:style>
    <style:style style:name="MP5" style:family="paragraph" style:parent-style-name="Frame_20_contents">
      <style:paragraph-properties fo:margin-top="0in" fo:margin-bottom="0in" style:contextual-spacing="false" fo:text-align="end" style:justify-single-word="false"/>
    </style:style>
    <style:style style:name="MP6" style:family="paragraph">
      <loext:graphic-properties draw:fill="bitmap" draw:fill-image-name="msFillBitmap_20_1" draw:fill-image-width="1.7071in" draw:fill-image-height="1.7071in" style:repeat="repeat" draw:fill-image-ref-point-x="0%" draw:fill-image-ref-point-y="0%" draw:fill-image-ref-point="top-left"/>
      <style:paragraph-properties fo:text-align="start"/>
      <style:text-properties fo:font-size="18pt"/>
    </style:style>
    <style:style style:name="MP7" style:family="paragraph">
      <loext:graphic-properties draw:fill="solid" draw:fill-color="#ffffff" draw:opacity="83%"/>
      <style:paragraph-properties fo:text-align="start"/>
      <style:text-properties fo:font-size="18pt"/>
    </style:style>
    <style:style style:name="MP8" style:family="paragraph">
      <loext:graphic-properties draw:fill="solid" draw:fill-color="#ffffff"/>
      <style:paragraph-properties fo:text-align="start"/>
      <style:text-properties fo:font-size="18pt"/>
    </style:style>
    <style:style style:name="MP9" style:family="paragraph" style:parent-style-name="Frame_20_contents">
      <style:paragraph-properties fo:margin-top="0in" fo:margin-bottom="0in" style:contextual-spacing="false" fo:line-height="100%" fo:text-align="center" style:justify-single-word="false"/>
    </style:style>
    <style:style style:name="MP10" style:family="paragraph">
      <loext:graphic-properties draw:fill="none"/>
      <style:paragraph-properties fo:text-align="start"/>
      <style:text-properties fo:color="#ffffff" loext:opacity="100%" fo:font-size="18pt"/>
    </style:style>
    <style:style style:name="MP11"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T2" style:family="text">
      <style:text-properties fo:color="#40382d" loext:opacity="100%" style:font-name="Arial1" fo:font-size="10pt" style:font-name-asian="Times New Roman1" style:font-size-asian="10pt" style:font-name-complex="Arial2" style:font-size-complex="10pt" style:font-weight-complex="bold"/>
    </style:style>
    <style:style style:name="MT3" style:family="text">
      <style:text-properties fo:color="#ff0000" loext:opacity="100%" fo:font-family="Calibri" style:font-family-generic="swiss" style:font-pitch="variable" fo:font-size="10pt" style:font-size-asian="10pt" style:font-family-complex="Calibri" style:font-family-generic-complex="system" style:font-pitch-complex="variable"/>
    </style:style>
    <style:style style:name="MT4" style:family="text">
      <style:text-properties style:font-name-asian="Times New Roman1"/>
    </style:style>
    <style:style style:name="MT5" style:family="text">
      <style:text-properties fo:color="#a6a6a6" loext:opacity="100%" fo:font-size="9pt" style:font-size-asian="9pt" style:font-size-complex="9pt">
        <loext:char-complex-color loext:theme-type="light1" loext:color-type="theme">
          <loext:transformation loext:type="shade" loext:value="3490"/>
        </loext:char-complex-color>
      </style:text-properties>
    </style:style>
    <style:style style:name="MT6" style:family="text">
      <style:text-properties fo:color="#a6a6a6" loext:opacity="100%" fo:font-size="9pt" fo:font-weight="bold" style:font-size-asian="9pt" style:font-weight-asian="bold" style:font-size-complex="9pt" style:font-weight-complex="bold">
        <loext:char-complex-color loext:theme-type="light1" loext:color-type="theme">
          <loext:transformation loext:type="shade" loext:value="3490"/>
        </loext:char-complex-color>
      </style:text-properties>
    </style:style>
    <style:style style:name="MT7" style:family="text">
      <style:text-properties style:font-name="Arial1" fo:font-size="8pt" style:font-size-asian="8pt" style:font-name-complex="Arial2" style:font-size-complex="8pt"/>
    </style:style>
    <style:style style:name="MT8" style:family="text">
      <style:text-properties style:font-name="Arial1" fo:font-size="8pt" fo:font-weight="bold" style:font-size-asian="8pt" style:font-weight-asian="bold" style:font-name-complex="Arial2" style:font-size-complex="8pt"/>
    </style:style>
    <style:style style:name="Mgr1" style:family="graphic">
      <style:graphic-properties draw:stroke="solid" svg:stroke-width="0.028in" svg:stroke-color="#000000" draw:stroke-linejoin="round" draw:fill="none" loext:fill-use-slide-background="false" draw:textarea-vertical-align="top" draw:auto-grow-height="false" fo:min-height="0in" fo:min-width="6.8035in" fo:padding-top="0.0492in" fo:padding-bottom="0.0492in" fo:padding-left="0.0984in" fo:padding-right="0.0984in" fo:wrap-option="wrap" loext:decorative="false" fo:margin-left="0.0193in" fo:margin-right="0.022in" fo:margin-top="0.0146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965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Mgr4" style:family="graphic" style:parent-style-name="Frame">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Mgr5" style:family="graphic" style:parent-style-name="Frame">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Mgr6" style:family="graphic" style:parent-style-name="Frame">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loext:rel-width-rel="paragraph"/>
    </style:style>
    <style:page-layout style:name="Mpm1">
      <style:page-layout-properties fo:page-width="8.5in" fo:page-height="11in" style:num-format="1" style:print-orientation="portrait" fo:margin-top="0.3126in" fo:margin-bottom="0.2571in" fo:margin-left="0.6252in" fo:margin-right="0.6252in" style:writing-mode="lr-tb" style:layout-grid-color="#c0c0c0" style:layout-grid-lines="36"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126in" fo:margin-left="0in" fo:margin-right="0in" fo:margin-bottom="0.7728in" style:dynamic-spacing="true"/>
      </style:header-style>
      <style:footer-style>
        <style:header-footer-properties fo:min-height="0.3681in" fo:margin-left="0in" fo:margin-right="0in" fo:margin-top="0.328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h text:style-name="MP1" text:outline-level="1" loext:marker-style-name="MT1"><text:span text:style-name="MT1">Subodh Kulkarni, Ph.D.</text:span><text:span text:style-name="MT1"/></text:h>
        <text:p text:style-name="MP2" loext:marker-style-name="MT2"><text:span text:style-name="MT2"><text:s/>subodhsham@gmail.com, 479-595-2218</text:span><text:span text:style-name="MT2"/></text:p>
        <text:p text:style-name="MP3" loext:marker-style-name="MT2"><draw:custom-shape text:anchor-type="char" draw:z-index="2" draw:name="AutoShape 5" draw:style-name="Mgr1" draw:text-style-name="MP4" svg:width="7.0004in" svg:height="0.0012in" svg:x="0.0173in" svg:y="0.1929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style:header-first>
      <style:footer>
        <text:p text:style-name="Footer"><draw:custom-shape text:anchor-type="char" draw:z-index="6" draw:name="MSIPCM8d134926b66e420ae29db8b8" draw:style-name="Mgr2" draw:text-style-name="MP4" svg:width="8.5004in" svg:height="0.2988in" svg:x="0.0008in" svg:y="10.4925in"><svg:desc>{"HashCode":166838815,"Height":792.0,"Width":612.0,"Placement":"Footer","Index":"Primary","Section":1,"Top":0.0,"Left":0.0}</svg:desc><text:p text:style-name="MP5" loext:marker-style-name="MT3"><text:span text:style-name="MT3">Publi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6%" style:rel-height="96%" draw:z-index="9" draw:name="Bkgd: 1" draw:style-name="Mgr3" draw:text-style-name="MP6" svg:width="8.2803in" svg:height="10.6732in" svg:x="0.1098in" svg:y="0.1634in"><text:p text:style-name="Frame_20_contents" loext:marker-style-name="MT4"/><draw:enhanced-geometry draw:mirror-horizontal="false" draw:mirror-vertical="false" svg:viewBox="0 0 0 0" draw:glue-points="?f8 0 0 ?f9 ?f8 ?f10 ?f11 ?f9" draw:text-areas="?f5 ?f5 ?f6 ?f7" draw:type="ooxml-roundRect" draw:modifiers="17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style:rel-width="109%" style:rel-height="104%" draw:z-index="1" draw:name="Bkgd: 2" draw:style-name="Mgr4" draw:text-style-name="MP7" svg:width="7.9016in" svg:height="10.8469in" svg:x="-0.3256in" svg:y="-0.7984in"><text:p text:style-name="Frame_20_contents" loext:marker-style-name="MT4"/><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4%" style:rel-height="100%" draw:z-index="11" draw:name="Bkgd: 3" draw:style-name="Mgr5" draw:text-style-name="MP8" svg:width="7.5394in" svg:height="10.4303in" svg:x="-0.1445in" svg:y="-0.5902in"><text:p text:style-name="Frame_20_contents" loext:marker-style-name="MT4"/><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3%" draw:z-index="4" draw:name="Date" draw:style-name="Mgr6" draw:text-style-name="MP10" svg:width="7.4669in" svg:height="0.2697in" svg:x="-0.1083in" svg:y="10.3752in"><text:p text:style-name="MP9" loext:marker-style-name="MT5"><loext:content-control loext:plain-text="true" loext:alias="Author" loext:id="-1660617785"><text:span text:style-name="MT5">SUBODH KULKARNI</text:span></loext:content-control><text:span text:style-name="MT6"> </text:span><text:span text:style-name="MT5"><text:s text:c="2"/>Page </text:span><text:span text:style-name="MT5"><text:page-number text:select-page="current">2</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MP11"><draw:custom-shape text:anchor-type="char" draw:z-index="7" draw:name="MSIPCMbfa048b9ab755501fa12ff8a" draw:style-name="Mgr2" draw:text-style-name="MP4" svg:width="8.5004in" svg:height="0.2988in" svg:x="0.0008in" svg:y="10.4925in"><svg:desc>{"HashCode":166838815,"Height":792.0,"Width":612.0,"Placement":"Footer","Index":"FirstPage","Section":1,"Top":0.0,"Left":0.0}</svg:desc><text:p text:style-name="MP5" loext:marker-style-name="MT3"><text:span text:style-name="MT3">Publi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7">Page </text:span><text:span text:style-name="MT8"><text:page-number text:select-page="current">1</text:page-number></text:span><text:span text:style-name="MT7"><text:s/>of </text:span><text:span text:style-name="MT8"><text:page-count>3</text:page-count></text:span></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UBODH KULKARNI</meta:initial-creator>
    <meta:editing-cycles>34</meta:editing-cycles>
    <meta:print-date>2026-01-31T08:49:55.537213900</meta:print-date>
    <meta:creation-date>2026-01-16T15:22:00</meta:creation-date>
    <dc:date>2026-02-13T19:29:26.071419100</dc:date>
    <meta:editing-duration>PT1H26M57S</meta:editing-duration>
    <meta:generator>LibreOffice/25.8.3.2$Windows_X86_64 LibreOffice_project/8ca8d55c161d602844f5428fa4b58097424e324e</meta:generator>
    <meta:printed-by>PDF files</meta:printed-by>
    <meta:document-statistic meta:table-count="0" meta:image-count="0" meta:object-count="0" meta:page-count="3" meta:paragraph-count="93" meta:word-count="1409" meta:character-count="10035" meta:non-whitespace-character-count="8431"/>
    <meta:user-defined meta:name="AppVersion">16.0000</meta:user-defined>
    <meta:user-defined meta:name="Company">Toshiba</meta:user-defined>
    <meta:user-defined meta:name="MSIP_Label_029374dd-2437-4816-8d63-bf9cc1b578e5_ActionId">1157831c-bd53-4587-abed-ded7ba01b498</meta:user-defined>
    <meta:user-defined meta:name="MSIP_Label_029374dd-2437-4816-8d63-bf9cc1b578e5_ContentBits">2</meta:user-defined>
    <meta:user-defined meta:name="MSIP_Label_029374dd-2437-4816-8d63-bf9cc1b578e5_Enabled" meta:value-type="string">true</meta:user-defined>
    <meta:user-defined meta:name="MSIP_Label_029374dd-2437-4816-8d63-bf9cc1b578e5_Method" meta:value-type="string">Privileged</meta:user-defined>
    <meta:user-defined meta:name="MSIP_Label_029374dd-2437-4816-8d63-bf9cc1b578e5_Name" meta:value-type="string">Public</meta:user-defined>
    <meta:user-defined meta:name="MSIP_Label_029374dd-2437-4816-8d63-bf9cc1b578e5_SetDate" meta:value-type="string">2022-04-08T15:54:50Z</meta:user-defined>
    <meta:user-defined meta:name="MSIP_Label_029374dd-2437-4816-8d63-bf9cc1b578e5_SiteId" meta:value-type="string">39b03722-b836-496a-85ec-850f0957ca6b</meta:user-defined>
    <meta:user-defined meta:name="_TemplateID" meta:value-type="string">TC018408479991</meta:user-defined>
    <meta:template xlink:type="simple" xlink:actuate="onRequest" xlink:title="ApothecaryResume" xlink:href=""/>
  </office:meta>
</office:document-meta>
</file>